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B00000053575A77BBC739D62D.png" manifest:media-type="image/png"/>
  <manifest:file-entry manifest:full-path="Pictures/10000001000001E500000143CED41F5218C9E6D7.png" manifest:media-type="image/png"/>
  <manifest:file-entry manifest:full-path="Pictures/100000010000030C000000D911946396DC9BB636.png" manifest:media-type="image/png"/>
  <manifest:file-entry manifest:full-path="Pictures/10000001000001EF000000708B114D7D778FA425.png" manifest:media-type="image/png"/>
  <manifest:file-entry manifest:full-path="Pictures/1000000100000350000001BF0BBAC4EA489A5460.png" manifest:media-type="image/png"/>
  <manifest:file-entry manifest:full-path="Pictures/10000001000001E8000000C917C564DD2FB178EF.png" manifest:media-type="image/png"/>
  <manifest:file-entry manifest:full-path="Pictures/100000010000032B000000CCD484DC76C7ADAEB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0bf4" officeooo:paragraph-rsid="000c0bf4"/>
    </style:style>
    <style:style style:name="P2" style:family="paragraph" style:parent-style-name="Standard">
      <style:text-properties fo:font-weight="normal" officeooo:rsid="000c0bf4" officeooo:paragraph-rsid="000c0bf4" style:font-weight-asian="normal" style:font-weight-complex="normal"/>
    </style:style>
    <style:style style:name="P3" style:family="paragraph" style:parent-style-name="Standard">
      <style:text-properties officeooo:rsid="000d028d" officeooo:paragraph-rsid="000d028d"/>
    </style:style>
    <style:style style:name="P4" style:family="paragraph" style:parent-style-name="Standard">
      <style:text-properties officeooo:rsid="000e24d5" officeooo:paragraph-rsid="000e24d5"/>
    </style:style>
    <style:style style:name="P5" style:family="paragraph" style:parent-style-name="Standard">
      <style:text-properties officeooo:rsid="000e9965" officeooo:paragraph-rsid="000e9965"/>
    </style:style>
    <style:style style:name="P6" style:family="paragraph" style:parent-style-name="Standard">
      <style:text-properties officeooo:rsid="000fd47e" officeooo:paragraph-rsid="000fd47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0bf4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5"/><text:span text:style-name="T1"><text:s text:c="14"/></text:span><text:span text:style-name="T2">MongoDB Assignment</text:span></text:p>
      <text:p text:style-name="P2">1.</text:p>
      <text:p text:style-name="Standard"><draw:frame draw:style-name="fr2" draw:name="Image1" text:anchor-type="char" svg:width="17cm" svg:height="4.276cm" draw:z-index="0"><draw:image xlink:href="Pictures/100000010000032B000000CCD484DC76C7ADAEB0.png" xlink:type="simple" xlink:show="embed" xlink:actuate="onLoad" draw:mime-type="image/png"/></draw:frame><text:s text:c="183"/></text:p>
      <text:p text:style-name="P1">2.</text:p>
      <text:p text:style-name="P1"><draw:frame draw:style-name="fr1" draw:name="Image2" text:anchor-type="char" svg:x="-0.009cm" svg:y="0.265cm" svg:width="11.426cm" svg:height="4.706cm" draw:z-index="1"><draw:image xlink:href="Pictures/10000001000001E8000000C917C564DD2FB178EF.png" xlink:type="simple" xlink:show="embed" xlink:actuate="onLoad" draw:mime-type="image/png"/></draw:frame><text:s text:c="69"/>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3.</text:p>
      <text:p text:style-name="P3"><draw:frame draw:style-name="fr1" draw:name="Image3" text:anchor-type="char" svg:x="-0.109cm" svg:y="0.265cm" svg:width="13.582cm" svg:height="7.16cm" draw:z-index="2"><draw:image xlink:href="Pictures/1000000100000350000001BF0BBAC4EA489A5460.png" xlink:type="simple" xlink:show="embed" xlink:actuate="onLoad" draw:mime-type="image/png"/></draw:frame><text:s text:c="47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4.</text:p>
      <text:p text:style-name="P3"><draw:frame draw:style-name="fr1" draw:name="Image4" text:anchor-type="char" svg:x="-0.058cm" svg:y="0.189cm" svg:width="14.811cm" svg:height="4.12cm" draw:z-index="3"><draw:image xlink:href="Pictures/100000010000030C000000D911946396DC9BB636.png" xlink:type="simple" xlink:show="embed" xlink:actuate="onLoad" draw:mime-type="image/png"/></draw:frame><text:s text:c="36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5.</text:p>
      <text:p text:style-name="P4"><draw:frame draw:style-name="fr1" draw:name="Image5" text:anchor-type="char" svg:x="0.081cm" svg:y="0.15cm" svg:width="8.89cm" svg:height="5.921cm" draw:z-index="4"><draw:image xlink:href="Pictures/10000001000001E500000143CED41F5218C9E6D7.png" xlink:type="simple" xlink:show="embed" xlink:actuate="onLoad" draw:mime-type="image/png"/></draw:frame><text:s text:c="93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6. <text:s text:c="37"/></text:p>
      <text:p text:style-name="P5"><draw:frame draw:style-name="fr1" draw:name="Image6" text:anchor-type="char" svg:x="0.104cm" svg:y="0.284cm" svg:width="6.976cm" svg:height="1.937cm" draw:z-index="5"><draw:image xlink:href="Pictures/100000010000012B00000053575A77BBC739D62D.png" xlink:type="simple" xlink:show="embed" xlink:actuate="onLoad" draw:mime-type="image/png"/></draw:frame><text:s text:c="107"/></text:p>
      <text:p text:style-name="P6"/>
      <text:p text:style-name="P6"/>
      <text:p text:style-name="P6"/>
      <text:p text:style-name="P6"/>
      <text:p text:style-name="P6">7.</text:p>
      <text:p text:style-name="P6"><draw:frame draw:style-name="fr1" draw:name="Image7" text:anchor-type="char" svg:x="0.042cm" svg:y="0.226cm" svg:width="11.421cm" svg:height="2.584cm" draw:z-index="6"><draw:image xlink:href="Pictures/10000001000001EF000000708B114D7D778FA42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9:16:13.530935754</meta:creation-date>
    <dc:date>2023-09-21T19:22:21.463921365</dc:date>
    <meta:editing-duration>PT6M6S</meta:editing-duration>
    <meta:editing-cycles>5</meta:editing-cycles>
    <meta:generator>LibreOffice/7.3.7.2$Linux_X86_64 LibreOffice_project/30$Build-2</meta:generator>
    <meta:document-statistic meta:table-count="0" meta:image-count="7" meta:object-count="0" meta:page-count="2" meta:paragraph-count="14" meta:word-count="9" meta:character-count="664" meta:non-whitespace-character-count="31"/>
  </office:meta>
</office:document-meta>
</file>